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7741" officeooo:paragraph-rsid="00187741"/>
    </style:style>
    <style:style style:name="P2" style:family="paragraph" style:parent-style-name="Standard">
      <style:text-properties officeooo:rsid="00187741" officeooo:paragraph-rsid="00187741"/>
    </style:style>
    <style:style style:name="P3" style:family="paragraph" style:parent-style-name="Standard">
      <style:text-properties officeooo:paragraph-rsid="00187741"/>
    </style:style>
    <style:style style:name="P4" style:family="paragraph" style:parent-style-name="Standard">
      <style:text-properties officeooo:rsid="0019205d" officeooo:paragraph-rsid="0019205d" fo:background-color="#ffff00"/>
    </style:style>
    <style:style style:name="T1" style:family="text">
      <style:text-properties fo:color="#b26818" style:font-name="monospace" fo:background-color="#ffffff" loext:char-shading-value="0"/>
    </style:style>
    <style:style style:name="T2" style:family="text">
      <style:text-properties fo:color="#000000" style:font-name="monospace" fo:background-color="#ffffff" loext:char-shading-value="0"/>
    </style:style>
    <style:style style:name="T3" style:family="text">
      <style:text-properties style:font-name="monospace"/>
    </style:style>
    <style:style style:name="T4" style:family="text">
      <style:text-properties officeooo:rsid="00187741"/>
    </style:style>
    <style:style style:name="T5" style:family="text">
      <style:text-properties officeooo:rsid="0019205d"/>
    </style:style>
    <style:style style:name="T6" style:family="text">
      <style:text-properties fo:color="#b21818" style:font-name="monospac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Équipier1: <text:s/>Prénom <text:s/>Nom <text:s/></text:p>
      <text:p text:style-name="P1">Équipier2: <text:s/>Prénom <text:s/>Nom <text:s/></text:p>
      <text:p text:style-name="P1">E1.1 <text:s text:c="3"/></text:p>
      <text:p text:style-name="P3"><text:span text:style-name="T4">a) <text:s/></text:span><text:span text:style-name="T1">commit ebbac9de771cfdce969349ca5b7ed6e832951453</text:span><text:span text:style-name="T2"> </text:span><text:span text:style-name="T3"><text:line-break/>Author: Julien Bergeron &lt;juberi@l4712-05.info.polymtl.ca&gt; <text:line-break/>Date:   Wed Jan 25 15:46:52 2017 -0500 <text:line-break/><text:line-break/>   Ajout du rapport <text:line-break/><text:line-break/></text:span><text:span text:style-name="T1">commit d311a41d91bdfd06aa54f3e594ab57268d54cbb1</text:span><text:span text:style-name="T2"> </text:span><text:span text:style-name="T3"><text:line-break/>Author: Julien Bergeron &lt;juberi@l4712-05.info.polymtl.ca&gt; <text:line-break/>Date:   Wed Jan 25 15:27:34 2017 -0500 <text:line-break/><text:line-break/>   First commit <text:line-break/><text:line-break/></text:span><text:span text:style-name="T1">commit 1b2a6fdc629acea28d1672e5941d0912728eeb7f</text:span><text:span text:style-name="T2"> </text:span><text:span text:style-name="T3"><text:line-break/>Author: admin &lt;gigl-technique@polymtl.ca&gt; <text:line-break/>Date:   Tue Sep 11 15:51:58 2012 -0400 <text:line-break/><text:line-break/>   Commit administratif <text:line-break/><text:line-break/></text:span><text:span text:style-name="T1">commit 70996bca0add50159f527a3495c0e19d965081c1</text:span><text:span text:style-name="T2"> </text:span><text:span text:style-name="T3"><text:line-break/>Author: Luc Lalonde &lt;Luc.Lalonde@polymtl.ca&gt; <text:line-break/>Date:   Tue Sep 11 15:31:01 2012 -0400 <text:line-break/><text:line-break/>   Premier commit<text:line-break/><text:line-break/></text:span></text:p>
      <text:p text:style-name="P1">b) <text:s/></text:p>
      <text:p text:style-name="P4">TBD</text:p>
      <text:p text:style-name="P1">E1.2 <text:s text:c="3"/></text:p>
      <text:p text:style-name="P3"><text:span text:style-name="T4">2-­a) <text:s/></text:span><text:span text:style-name="T2">Sur la branche master </text:span><text:span text:style-name="T3"><text:line-break/>Votre branche est à jour avec 'origin/master'. <text:line-break/>Modifications qui ne seront pas validées : <text:line-break/> (utilisez "git add/rm &lt;fichier&gt;..." pour mettre à jour ce qui sera validé) <text:line-break/> (utilisez "git checkout -- &lt;fichier&gt;..." pour annuler les modifications dans la copie de travail) <text:line-break/><text:line-break/>       </text:span><text:span text:style-name="T6">supprimé :        ../../LISEZ-MOI</text:span><text:span text:style-name="T2"> </text:span><text:span text:style-name="T3"><text:line-break/>       </text:span><text:span text:style-name="T6">modifié :         HashMap.cpp</text:span><text:span text:style-name="T2"> </text:span><text:span text:style-name="T3"><text:line-break/>       </text:span><text:span text:style-name="T6">modifié :         HashMap.h</text:span><text:span text:style-name="T2"> </text:span><text:span text:style-name="T3"><text:line-break/><text:line-break/>Fichiers non suivis: <text:line-break/> (utilisez "git add &lt;fichier&gt;..." pour inclure dans ce qui sera validé) <text:line-break/><text:line-break/>       </text:span><text:span text:style-name="T6">../../.directory</text:span><text:span text:style-name="T2"> </text:span><text:span text:style-name="T3"><text:line-break/></text:span><text:soft-page-break/><text:span text:style-name="T3">       </text:span><text:span text:style-name="T6">../.~lock.rapport_tp1.odt#</text:span><text:span text:style-name="T2"> </text:span><text:span text:style-name="T3"><text:line-break/>       </text:span><text:span text:style-name="T6">pari</text:span><text:span text:style-name="T2"> </text:span><text:span text:style-name="T3"><text:line-break/><text:line-break/><text:line-break/></text:span></text:p>
      <text:p text:style-name="P1">2-­b) <text:s/><text:span text:style-name="T5">Les fichiers ont etes modifie, mais n  ont pas ete commit. C,est une stituation normale tant que le commit n,est pas fait</text:span></text:p>
      <text:p text:style-name="P1">5-­a) <text:s/></text:p>
      <text:p text:style-name="P1">5-­b) <text:s/></text:p>
      <text:p text:style-name="P1">Copie <text:s/>du <text:s/>log: <text:s/>Insérer <text:s/>la <text:s/>copie <text:s/>de <text:s/>log <text:s/>demandée <text:s/>ici <text:s/></text:p>
      <text:p text:style-name="P1">E1.3 <text:s/></text:p>
      <text:p text:style-name="P1">3-­a) <text:s/></text:p>
      <text:p text:style-name="P1">3-­b) <text:s/></text:p>
      <text:p text:style-name="P1">6-­a) <text:s/></text:p>
      <text:p text:style-name="P1">6-­b) <text:s/></text:p>
      <text:p text:style-name="P1">Copie <text:s/>du <text:s/>log: <text:s text:c="3"/>Insérer <text:s/>la <text:s/>copie <text:s/>de <text:s/>log <text:s/>demandée <text:s/>ici <text:s/></text:p>
      <text:p text:style-name="P1">E1.4 <text:s/></text:p>
      <text:p text:style-name="P1">5-­a) <text:s/></text:p>
      <text:p text:style-name="P1">5-­b) <text:s/></text:p>
      <text:p text:style-name="P1">5-­c) <text:s/></text:p>
      <text:p text:style-name="P1">7) <text:s/>BONUS <text:s/>(si <text:s/>vous <text:s/>décidez <text:s/>de <text:s/>répondre <text:s/>à <text:s/>cette <text:s/>question) <text:s/></text:p>
      <text:p text:style-name="P1">Copie <text:s/>du <text:s/>log: <text:s/></text:p>
      <text:p text:style-name="P1">E2.1 <text:s/></text:p>
      <text:p text:style-name="P1">a) <text:s/>Insérez <text:s/>votre <text:s/>graphe <text:s/>de <text:s/>dépendances <text:s/>ici <text:s/></text:p>
      <text:p text:style-name="P1">E2.2 <text:s/></text:p>
      <text:p text:style-name="P1">Exécutez <text:s/>«make», <text:s/>puis <text:s/>insérez <text:s/>la <text:s/>sortie <text:s/>des <text:s/>deux <text:s/>commandes <text:s/>«touch <text:s/>...;; <text:s/>make» <text:s/></text:p>
      <text:p text:style-name="P1"><text:s text:c="2"/></text:p>
      <text:p text:style-name="P1">Partie <text:s/>2 <text:s/>: <text:s/></text:p>
      <text:p text:style-name="P1">2) <text:s/></text:p>
      <text:p text:style-name="P1"><text:s text:c="4"/>a) <text:s/></text:p>
      <text:p text:style-name="P1"><text:s text:c="4"/>b) <text:s/></text:p>
      <text:p text:style-name="P1"><text:s text:c="4"/>c) <text:s/></text:p>
      <text:p text:style-name="P1"><text:s text:c="4"/>d) <text:s/></text:p>
      <text:p text:style-name="P1"><text:s text:c="2"/></text:p>
      <text:p text:style-name="P1"><text:s text:c="2"/></text:p>
      <text:p text:style-name="P1">Pondération du travail pratique</text:p>
      <text:p text:style-name="P1">Partie <text:s/>1 <text:s/>: <text:s/></text:p>
      <text:p text:style-name="P1">Pour <text:s/>E1.1 <text:s/>à <text:s/>E1.4, <text:s/>la <text:s/>qualité <text:s/>de <text:s/>vos <text:s/>messages <text:s/>pour <text:s/>les <text:s/>«commits»: <text:s/>[ <text:s/>/2] <text:s/></text:p>
      <text:p text:style-name="P1">Pour <text:s/>E1.1 <text:s/>à <text:s/>E1.4, <text:s/>la <text:s/>qualité <text:s/>du <text:s/>code <text:s/>source: <text:s/>[ <text:s/>/2] <text:s/></text:p>
      <text:p text:style-name="P1"><text:s text:c="2"/></text:p>
      <text:p text:style-name="P1">E1.1 <text:s/>[ <text:s/>/3] <text:s/></text:p>
      <text:p text:style-name="P1">a) <text:s/>[ <text:s/>/2] <text:s/></text:p>
      <text:p text:style-name="P1">b) <text:s/>[ <text:s/>/1] <text:s/></text:p>
      <text:p text:style-name="P1">E1.2 <text:s/>[ <text:s/>/10] <text:s/></text:p>
      <text:p text:style-name="P1">2-­a) <text:s/>[ <text:s/>/3] <text:s/></text:p>
      <text:p text:style-name="P1">2-­b) <text:s/>[ <text:s/>/1] <text:s/></text:p>
      <text:p text:style-name="P1">5-­a) <text:s/>[ <text:s/>/3] <text:s/></text:p>
      <text:p text:style-name="P1"/>
      <text:p text:style-name="P1">2 <text:s/>Travail <text:s/>pratique <text:s/>#1: <text:s/>GIT <text:s/>et <text:s/>Makefiles <text:s text:c="23"/></text:p>
      <text:p text:style-name="P1"><text:soft-page-break/>5-­b) <text:s/>[ <text:s/>/2] <text:s/></text:p>
      <text:p text:style-name="P1">Copie <text:s/>du <text:s/>log: <text:s/>[ <text:s/>/1] <text:s/></text:p>
      <text:p text:style-name="P1">E1.3 <text:s/>[ <text:s/>/10] <text:s/></text:p>
      <text:p text:style-name="P1">3-­a) <text:s/>[ <text:s/>/3] <text:s/></text:p>
      <text:p text:style-name="P1">3-­b) <text:s/>[ <text:s/>/1] <text:s/></text:p>
      <text:p text:style-name="P1">6-­a) <text:s/>[ <text:s/>/3] <text:s/></text:p>
      <text:p text:style-name="P1">6-­b) <text:s/>[ <text:s/>/2] <text:s/></text:p>
      <text:p text:style-name="P1">Copie <text:s/>du <text:s/>log: <text:s/>[ <text:s/>/1] <text:s/></text:p>
      <text:p text:style-name="P1">E1.4 <text:s/>[ <text:s/>/10] <text:s/></text:p>
      <text:p text:style-name="P1">5-­a) <text:s/>[ <text:s/>/3] <text:s/></text:p>
      <text:p text:style-name="P1">5-­b) <text:s/>[ <text:s/>/3] <text:s/></text:p>
      <text:p text:style-name="P1">5-­c) <text:s/>[ <text:s/>/3] <text:s/></text:p>
      <text:p text:style-name="P1">7) <text:s/>BONUS <text:s/>[/1] <text:s/></text:p>
      <text:p text:style-name="P1">Copie <text:s/>du <text:s/>log: <text:s/>[ <text:s/>/1] <text:s/></text:p>
      <text:p text:style-name="P1">E2.1 <text:s/>[ <text:s/>/5] <text:s/></text:p>
      <text:p text:style-name="P1">all : $ (EXEC)</text:p>
      <text:p text:style-name="P1"><text:s/>[ <text:s/>/5] <text:s/></text:p>
      <text:p text:style-name="P1">E2.2 <text:s/>[ <text:s/>/10] <text:s/></text:p>
      <text:p text:style-name="P1">Fichier <text:s/>Makefile <text:s/>[ <text:s/>/7] <text:s/></text:p>
      <text:p text:style-name="P1">Exécutez <text:s/>«make», <text:s/>puis <text:s/>insérez <text:s/>la <text:s/>sortie <text:s/>des <text:s/>deux <text:s/>commandes <text:s/>«touch <text:s/>...;; <text:s/>make» <text:s/>[ <text:s/>/3] <text:s/></text:p>
      <text:p text:style-name="P1"><text:s text:c="2"/></text:p>
      <text:p text:style-name="P1">Parie <text:s/>2 <text:s/>: <text:s/>[ <text:s/>/8] <text:s/></text:p>
      <text:p text:style-name="P1">2) <text:s/></text:p>
      <text:p text:style-name="P1">a) <text:s/>[ <text:s/>/2] <text:s/></text:p>
      <text:p text:style-name="P1">b) <text:s/>[ <text:s/>/2] <text:s/></text:p>
      <text:p text:style-name="P1">c) <text:s/>[ <text:s/>/2] <text:s/></text:p>
      <text:p text:style-name="P1">b) <text:s/>[ <text:s/>/2] <text:s/></text:p>
      <text:p text:style-name="P1"><text:s text:c="2"/></text:p>
      <text:p text:style-name="P1">TOTAL: <text:s/>[ <text:s/>/60]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Tahoma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A" style:letter-kerning="true" style:font-name-asian="Tahom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5:00:43.684903261</meta:creation-date>
    <dc:date>2017-01-25T16:23:37.344973585</dc:date>
    <meta:editing-duration>PT30M57S</meta:editing-duration>
    <meta:editing-cycles>2</meta:editing-cycles>
    <meta:generator>LibreOffice/5.1.6.2.0$Linux_X86_64 LibreOffice_project/10$Build-2</meta:generator>
    <meta:document-statistic meta:table-count="0" meta:image-count="0" meta:object-count="0" meta:page-count="3" meta:paragraph-count="79" meta:word-count="441" meta:character-count="2809" meta:non-whitespace-character-count="1993"/>
  </office:meta>
</office:document-meta>
</file>